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32dc" officeooo:paragraph-rsid="000a32dc"/>
    </style:style>
    <style:style style:name="P2" style:family="paragraph" style:parent-style-name="Standard">
      <style:paragraph-properties fo:margin-left="1.251cm" fo:margin-right="0cm" fo:text-indent="0cm" style:auto-text-indent="false"/>
      <style:text-properties officeooo:rsid="000a32dc" officeooo:paragraph-rsid="000a32dc"/>
    </style:style>
    <style:style style:name="P3" style:family="paragraph" style:parent-style-name="Standard">
      <style:paragraph-properties fo:margin-left="1.251cm" fo:margin-right="0cm" fo:text-indent="0cm" style:auto-text-indent="false"/>
      <style:text-properties officeooo:paragraph-rsid="000a32dc"/>
    </style:style>
    <style:style style:name="P4" style:family="paragraph" style:parent-style-name="Standard">
      <style:paragraph-properties fo:margin-left="1.251cm" fo:margin-right="0cm" fo:text-indent="0cm" style:auto-text-indent="false"/>
      <style:text-properties officeooo:rsid="000aee51" officeooo:paragraph-rsid="000aee51"/>
    </style:style>
    <style:style style:name="P5" style:family="paragraph" style:parent-style-name="Standard">
      <style:paragraph-properties fo:margin-left="1.251cm" fo:margin-right="0cm" fo:text-indent="0cm" style:auto-text-indent="false"/>
      <style:text-properties officeooo:rsid="000b854d" officeooo:paragraph-rsid="000b854d"/>
    </style:style>
    <style:style style:name="P6" style:family="paragraph" style:parent-style-name="Standard">
      <style:paragraph-properties fo:margin-left="1.251cm" fo:margin-right="0cm" fo:text-indent="0cm" style:auto-text-indent="false"/>
      <style:text-properties fo:font-weight="bold" officeooo:rsid="000b854d" officeooo:paragraph-rsid="000b854d" style:font-weight-asian="bold" style:font-weight-complex="bold"/>
    </style:style>
    <style:style style:name="P7" style:family="paragraph" style:parent-style-name="Standard">
      <style:paragraph-properties fo:margin-left="0cm" fo:margin-right="0cm" fo:text-indent="0cm" style:auto-text-indent="false"/>
      <style:text-properties officeooo:rsid="000a32dc" officeooo:paragraph-rsid="000a32dc"/>
    </style:style>
    <style:style style:name="P8" style:family="paragraph" style:parent-style-name="Standard">
      <style:paragraph-properties fo:margin-left="0cm" fo:margin-right="0cm" fo:text-indent="0cm" style:auto-text-indent="false"/>
      <style:text-properties officeooo:paragraph-rsid="000a32dc"/>
    </style:style>
    <style:style style:name="P9" style:family="paragraph" style:parent-style-name="Standard">
      <style:paragraph-properties fo:margin-left="0cm" fo:margin-right="0cm" fo:text-indent="0cm" style:auto-text-indent="false"/>
      <style:text-properties officeooo:rsid="000aee51" officeooo:paragraph-rsid="000aee51"/>
    </style:style>
    <style:style style:name="P10" style:family="paragraph" style:parent-style-name="Standard">
      <style:paragraph-properties fo:margin-left="0cm" fo:margin-right="0cm" fo:text-indent="0cm" style:auto-text-indent="false"/>
      <style:text-properties officeooo:rsid="000b854d" officeooo:paragraph-rsid="000b854d"/>
    </style:style>
    <style:style style:name="P11" style:family="paragraph" style:parent-style-name="Text_20_body">
      <style:paragraph-properties fo:margin-left="0cm" fo:margin-right="0cm" fo:text-indent="0cm" style:auto-text-indent="false"/>
      <style:text-properties officeooo:rsid="000dbf1e" officeooo:paragraph-rsid="000dbf1e"/>
    </style:style>
    <style:style style:name="P12" style:family="paragraph" style:parent-style-name="Standard">
      <style:paragraph-properties fo:margin-left="2.501cm" fo:margin-right="0cm" fo:text-indent="0cm" style:auto-text-indent="false"/>
      <style:text-properties fo:font-weight="normal" officeooo:rsid="000b854d" officeooo:paragraph-rsid="000b854d" style:font-weight-asian="normal" style:font-weight-complex="normal"/>
    </style:style>
    <style:style style:name="P13" style:family="paragraph" style:parent-style-name="Standard">
      <style:paragraph-properties fo:margin-left="1.251cm" fo:margin-right="0cm" fo:text-indent="0cm" style:auto-text-indent="false"/>
      <style:text-properties fo:font-weight="bold" officeooo:rsid="000b854d" officeooo:paragraph-rsid="000b854d" style:font-weight-asian="bold" style:font-weight-complex="bold"/>
    </style:style>
    <style:style style:name="P14" style:family="paragraph" style:parent-style-name="Standard">
      <style:paragraph-properties fo:margin-left="1.251cm" fo:margin-right="0cm" fo:text-indent="0cm" style:auto-text-indent="false"/>
      <style:text-properties fo:font-weight="normal" officeooo:rsid="000b854d" officeooo:paragraph-rsid="000b854d" style:font-weight-asian="normal" style:font-weight-complex="normal"/>
    </style:style>
    <style:style style:name="P15" style:family="paragraph" style:parent-style-name="Standard">
      <style:paragraph-properties fo:margin-left="1.251cm" fo:margin-right="0cm" fo:text-indent="0cm" style:auto-text-indent="false"/>
      <style:text-properties officeooo:rsid="000aee51" officeooo:paragraph-rsid="0012ae8a"/>
    </style:style>
    <style:style style:name="P16" style:family="paragraph" style:parent-style-name="Standard">
      <style:text-properties officeooo:rsid="000a32dc" officeooo:paragraph-rsid="000a32dc"/>
    </style:style>
    <style:style style:name="P17" style:family="paragraph" style:parent-style-name="Standard">
      <style:text-properties officeooo:rsid="000a32dc" officeooo:paragraph-rsid="00115e36"/>
    </style:style>
    <style:style style:name="P18" style:family="paragraph" style:parent-style-name="Standard">
      <style:text-properties officeooo:rsid="000a32dc" officeooo:paragraph-rsid="0012ae8a"/>
    </style:style>
    <style:style style:name="P19" style:family="paragraph" style:parent-style-name="Standard">
      <style:paragraph-properties fo:margin-left="0cm" fo:margin-right="0cm" fo:text-indent="0cm" style:auto-text-indent="false"/>
      <style:text-properties officeooo:rsid="000a32dc" officeooo:paragraph-rsid="000a32dc"/>
    </style:style>
    <style:style style:name="P20" style:family="paragraph" style:parent-style-name="Text_20_body">
      <style:paragraph-properties fo:margin-left="0cm" fo:margin-right="0cm" fo:text-indent="0cm" style:auto-text-indent="false"/>
      <style:text-properties fo:font-weight="normal" officeooo:rsid="000dbf1e" officeooo:paragraph-rsid="000dbf1e" style:font-weight-asian="normal" style:font-weight-complex="normal"/>
    </style:style>
    <style:style style:name="P21" style:family="paragraph" style:parent-style-name="Text_20_body">
      <style:paragraph-properties fo:margin-left="0cm" fo:margin-right="0cm" fo:text-indent="0cm" style:auto-text-indent="false"/>
      <style:text-properties fo:font-weight="normal" officeooo:rsid="000dbf1e" officeooo:paragraph-rsid="00122813" style:font-weight-asian="normal" style:font-weight-complex="normal"/>
    </style:style>
    <style:style style:name="P22" style:family="paragraph" style:parent-style-name="Text_20_body">
      <style:paragraph-properties fo:margin-left="0cm" fo:margin-right="0cm" fo:text-indent="0cm" style:auto-text-indent="false"/>
      <style:text-properties fo:font-weight="normal" officeooo:rsid="000e4569" officeooo:paragraph-rsid="000e4569" style:font-weight-asian="normal" style:font-weight-complex="normal"/>
    </style:style>
    <style:style style:name="P23" style:family="paragraph" style:parent-style-name="Text_20_body">
      <style:paragraph-properties fo:margin-left="0cm" fo:margin-right="0cm" fo:text-indent="0cm" style:auto-text-indent="false"/>
      <style:text-properties fo:font-weight="normal" officeooo:rsid="000c6a31" officeooo:paragraph-rsid="000c6a31" style:font-weight-asian="normal" style:font-weight-complex="normal"/>
    </style:style>
    <style:style style:name="P24" style:family="paragraph" style:parent-style-name="Text_20_body">
      <style:paragraph-properties fo:margin-left="0cm" fo:margin-right="0cm" fo:text-indent="0cm" style:auto-text-indent="false"/>
      <style:text-properties officeooo:paragraph-rsid="00122813"/>
    </style:style>
    <style:style style:name="P25" style:family="paragraph" style:parent-style-name="Text_20_body">
      <style:paragraph-properties fo:margin-left="0cm" fo:margin-right="0cm" fo:text-indent="0cm" style:auto-text-indent="false"/>
      <style:text-properties officeooo:rsid="000dbf1e" officeooo:paragraph-rsid="000dbf1e"/>
    </style:style>
    <style:style style:name="P26" style:family="paragraph" style:parent-style-name="Text_20_body">
      <style:paragraph-properties fo:margin-left="1.251cm" fo:margin-right="0cm" fo:text-indent="0cm" style:auto-text-indent="false"/>
      <style:text-properties fo:font-weight="normal" officeooo:rsid="000c6a31" officeooo:paragraph-rsid="000c6a31" style:font-weight-asian="normal" style:font-weight-complex="normal"/>
    </style:style>
    <style:style style:name="P27" style:family="paragraph" style:parent-style-name="Text_20_body">
      <style:paragraph-properties fo:margin-left="1.251cm" fo:margin-right="0cm" fo:text-indent="0cm" style:auto-text-indent="false"/>
      <style:text-properties fo:font-weight="normal" officeooo:rsid="000b854d" style:font-weight-asian="normal" style:font-weight-complex="normal"/>
    </style:style>
    <style:style style:name="P28" style:family="paragraph" style:parent-style-name="Text_20_body">
      <style:paragraph-properties fo:margin-left="1.251cm" fo:margin-right="0cm" fo:text-indent="0cm" style:auto-text-indent="false"/>
      <style:text-properties fo:font-weight="bold" officeooo:rsid="000b854d" style:font-weight-asian="bold" style:font-weight-complex="bold"/>
    </style:style>
    <style:style style:name="P29" style:family="paragraph" style:parent-style-name="Text_20_body">
      <style:text-properties fo:font-weight="bold" officeooo:rsid="000b854d" style:font-weight-asian="bold" style:font-weight-complex="bold"/>
    </style:style>
    <style:style style:name="T1" style:family="text">
      <style:text-properties officeooo:rsid="000a32dc"/>
    </style:style>
    <style:style style:name="T2" style:family="text">
      <style:text-properties officeooo:rsid="000aee51"/>
    </style:style>
    <style:style style:name="T3" style:family="text">
      <style:text-properties officeooo:rsid="000b854d"/>
    </style:style>
    <style:style style:name="T4" style:family="text">
      <style:text-properties fo:font-weight="bold" style:font-weight-asian="bold" style:font-weight-complex="bold"/>
    </style:style>
    <style:style style:name="T5" style:family="text">
      <style:text-properties fo:font-weight="bold" officeooo:rsid="000b854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854d" style:font-weight-asian="normal" style:font-weight-complex="normal"/>
    </style:style>
    <style:style style:name="T8" style:family="text">
      <style:text-properties fo:font-weight="normal" officeooo:rsid="000c6a31" style:font-weight-asian="normal" style:font-weight-complex="normal"/>
    </style:style>
    <style:style style:name="T9" style:family="text">
      <style:text-properties fo:font-weight="normal" officeooo:rsid="000a32dc" style:font-weight-asian="normal" style:font-weight-complex="normal"/>
    </style:style>
    <style:style style:name="T10" style:family="text">
      <style:text-properties fo:font-weight="normal" officeooo:rsid="000dbf1e" style:font-weight-asian="normal" style:font-weight-complex="normal"/>
    </style:style>
    <style:style style:name="T11" style:family="text">
      <style:text-properties fo:font-weight="normal" officeooo:rsid="000e4569" style:font-weight-asian="normal" style:font-weight-complex="normal"/>
    </style:style>
    <style:style style:name="T12" style:family="text">
      <style:text-properties fo:font-weight="normal" officeooo:rsid="0012ae8a" style:font-weight-asian="normal" style:font-weight-complex="normal"/>
    </style:style>
    <style:style style:name="T13" style:family="text">
      <style:text-properties officeooo:rsid="000dbf1e"/>
    </style:style>
    <style:style style:name="T14" style:family="text">
      <style:text-properties fo:color="#66ff66"/>
    </style:style>
    <style:style style:name="T15" style:family="text">
      <style:text-properties fo:color="#66ff66" officeooo:rsid="00115e36"/>
    </style:style>
    <style:style style:name="T16" style:family="text">
      <style:text-properties fo:color="#66ff66" fo:font-weight="normal" officeooo:rsid="00122813" style:font-weight-asian="normal" style:font-weight-complex="normal"/>
    </style:style>
    <style:style style:name="T17" style:family="text">
      <style:text-properties fo:color="#66ff66" officeooo:rsid="000e4569"/>
    </style:style>
    <style:style style:name="T18" style:family="text">
      <style:text-properties fo:color="#66ff66" officeooo:rsid="00122813"/>
    </style:style>
    <style:style style:name="T19" style:family="text">
      <style:text-properties fo:color="#66ff66" officeooo:rsid="0012ae8a"/>
    </style:style>
    <style:style style:name="T20" style:family="text">
      <style:text-properties officeooo:rsid="000e4569"/>
    </style:style>
    <style:style style:name="T21" style:family="text">
      <style:text-properties officeooo:rsid="0012a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 </text:p>
      <text:p text:style-name="P1"/>
      <text:p text:style-name="P17">- CPU</text:p>
      <text:p text:style-name="P17"><text:span text:style-name="T15"><text:tab/>- Interpretiert die Instruktionen eines Programmes</text:span></text:p>
      <text:p text:style-name="P1"><text:span text:style-name="T15"><text:tab/>- </text:span><text:span text:style-name="T19">führt </text:span><text:span text:style-name="T15">sämtliche <text:s/>Rechenoperationen </text:span><text:span text:style-name="T19">aus</text:span></text:p>
      <text:p text:style-name="P1"><text:span text:style-name="T15"><text:tab/>- operiert als Bindeglied zwischen Speicher und den Ausgabegeräten</text:span></text:p>
      <text:p text:style-name="P1"><text:span text:style-name="T15"><text:tab/></text:span></text:p>
      <text:p text:style-name="P1">- Teil sich auf in ALU und Steuereinheit</text:p>
      <text:p text:style-name="P2">- Die ALU fü<text:span text:style-name="T21">h</text:span>rt die Recheno<text:span text:style-name="T21">p</text:span>erationen und die Verundung auf grundlage deR Befehle der Steuereinheit aus</text:p>
      <text:p text:style-name="P1"/>
      <text:p text:style-name="P2">- Steuereinheit steuert die ALU auf Grundlage der Befehle des Programms und setzt die Steuersignale entsprechend.</text:p>
      <text:p text:style-name="P2"/>
      <text:p text:style-name="P7">- Speicher</text:p>
      <text:p text:style-name="P7"><text:span text:style-name="T14"><text:tab/>- </text:span><text:span text:style-name="T15">arbeitet passiv (wird von CPU angesprochen)</text:span></text:p>
      <text:p text:style-name="P7"><text:span text:style-name="T15"><text:tab/>- dient als Ablage für Daten und Instruktionen</text:span></text:p>
      <text:p text:style-name="P7"><text:span text:style-name="T15"><text:tab/>- kein separater Programm- und Datenspeicher</text:span></text:p>
      <text:p text:style-name="P2">- Gemeinsamer Speicher <text:s/>für Daten und Steuerbefehle um diese bereitzuhalten wenn der CPU diese Anfordert.</text:p>
      <text:p text:style-name="P7">- Ein und Ausgabegeräte</text:p>
      <text:p text:style-name="P2">-<text:span text:style-name="T2">Werden über das Ein und Ausgabewerk angesprochen um mit der Umwelt zu interagieren.</text:span></text:p>
      <text:p text:style-name="P3"><text:span text:style-name="T1">- Ein und Ausgabewerk steuert die Ein und Ausgabe von Daten</text:span>, zum Anwender (Tastatur, Bildschirm) oder zu anderen Systemen (Schnittstellen).</text:p>
      <text:p text:style-name="P8">- <text:span text:style-name="T2">Gemeinsamer Bus</text:span></text:p>
      <text:p text:style-name="P18"><text:span text:style-name="T15"><text:tab/>- durch das gemeinsame Bussystem werden CPU, Speicher und Ein-/Ausgabegeräte <text:tab/> <text:tab/> <text:s/>verbunden</text:span></text:p>
      <text:p text:style-name="P15">- <text:span text:style-name="T3">Verbindung über die, die Daten und Befehle zwischen den Komponenten des Rechners gesendet werden.</text:span></text:p>
      <text:p text:style-name="P4"/>
      <text:p text:style-name="P9"/>
      <text:p text:style-name="P10">Von-Neumann-Zyklus</text:p>
      <text:p text:style-name="P10"><text:tab/><text:span text:style-name="T4">Start</text:span> </text:p>
      <text:p text:style-name="P5"><text:tab/>Initiaöisiere Programmzähler mit 0</text:p>
      <text:p text:style-name="P6">1.Fetch</text:p>
      <text:p text:style-name="P5"><text:span text:style-name="T4"><text:tab/></text:span><text:span text:style-name="T6">Sende Adresse des aktuellen Befehls an das Seicherwerk.</text:span></text:p>
      <text:p text:style-name="P14"><text:tab/>Empfange aktuellen Befehl vom Speicherwerk.</text:p>
      <text:p text:style-name="P6">2. Decode</text:p>
      <text:p text:style-name="P12">Analysiere den aktuellen Befehl und treffe Vorbereitungen für die spätere Ausführung.</text:p>
      <text:p text:style-name="P12">Erhöhe <text:span text:style-name="T13">P</text:span>rogrammzähler um1.</text:p>
      <text:p text:style-name="P6">3. Fetch Operands</text:p>
      <text:p text:style-name="P6"><text:tab/><text:span text:style-name="T6">Rufe zusätzlich benötigte Operanden ab.</text:span></text:p>
      <text:p text:style-name="P6">4. Execute</text:p>
      <text:p text:style-name="P6"><text:tab/><text:span text:style-name="T6">Führe den aktuellen Befehl selbst aus und beauft</text:span><text:span text:style-name="T10">r</text:span><text:span text:style-name="T6">age das Rechenwerk mit der <text:tab/>Ausführung.</text:span></text:p>
      <text:p text:style-name="P24"><text:span text:style-name="T5"><text:tab/>5. Write back<text:line-break/><text:tab/><text:tab/></text:span><text:span text:style-name="T7">Schreibe das Ergebnis des ausgef</text:span><text:span text:style-name="T10">ü</text:span><text:span text:style-name="T7">hrten Befehls an die vorgesehene Stelle.</text:span></text:p>
      <text:p text:style-name="P24"/>
      <text:p text:style-name="P24"/>
      <text:p text:style-name="P24"><text:soft-page-break/><text:span text:style-name="T8">Die Von-Neumann-Architektur hat das Problems des </text:span><text:span text:style-name="T9"><text:s/></text:span><text:span text:style-name="T8">Von-Neumann-Flaschenhalses, welche verursacht, dass die CPU nicht optimal ausgelastet wird, da Daten und Befehle </text:span><text:span text:style-name="T10">sich den BUS teilen müssen </text:span><text:span text:style-name="T16">(Daten und Instruktionen müssen nacheinander geladen werden)</text:span><text:span text:style-name="T10">. Bei der Harvard Architektur hingegen werden die Daten und Befehle physikalisch getrennt gespeichert und haben getrennte BUSse. Dadurch kann in einem Takt, Befehle und Daten gleichzeitig geladen werden. Durch die physikalische Trennung des Daten- und <text:s/>Befehlsbus, sowie den getrennten Speicherbereich, <text:s/>ist es nicht möglich das</text:span><text:span text:style-name="T12">s</text:span><text:span text:style-name="T10"> Daten durch ein Bufferoverflow einen Befehl überschre</text:span><text:span text:style-name="T12">i</text:span><text:span text:style-name="T10">ben können.</text:span></text:p>
      <text:p text:style-name="P11"/>
      <text:p text:style-name="P11"/>
      <text:p text:style-name="P20">1.2 Betriebssystem</text:p>
      <text:p text:style-name="P11"><text:span text:style-name="T6">a) </text:span><text:span text:style-name="T11">Eine Softwareschicht die zwischen der Hardware und den Anwendungsprogrammen vermittelt.</text:span></text:p>
      <text:p text:style-name="P22">b) </text:p>
      <text:p text:style-name="P22"><text:tab/>Speicherverwaltung</text:p>
      <text:p text:style-name="P22"><text:tab/>Prozessverwaltung</text:p>
      <text:p text:style-name="P22"><text:tab/>Geräte und Dateiverwaltung</text:p>
      <text:p text:style-name="P22"><text:tab/>Rechteverwaltung.</text:p>
      <text:p text:style-name="P21"><text:span text:style-name="T20"><text:tab/></text:span><text:span text:style-name="T17">- </text:span><text:span text:style-name="T18">Benutzerverwaltung<text:line-break/><text:tab/>- IO-Management<text:line-break/><text:tab/>- Verwaltung sämtlicher Ressourcen<text:line-break/><text:tab/>- Ansammlung von </text:span><text:span text:style-name="T19">s</text:span><text:span text:style-name="T18">ystemnahen Programmen<text:line-break/><text:tab/>- Zurverfügungstellung von Hardwarefunktionen für Programme<text:line-break/><text:tab/>- Implementiert Systemsicherheit durch Verwaltung von Rechten und weiteren <text:tab/> <text:tab/><text:tab/> <text:s/>Schutzfunktionen<text:line-break/><text:tab/>- stellt Betriebsfähigkeit des Systems </text:span><text:span text:style-name="T19">her </text:span><text:span text:style-name="T18">bei</text:span><text:span text:style-name="T19">m</text:span><text:span text:style-name="T18"> Hochfahren und </text:span><text:span text:style-name="T19">gewährleistet diese auch </text:span><text:span text:style-name="T18">bei <text:tab/> <text:s/>gleichzeitiger Nutzung von Systemressourcen durch unterschiedliche Prozesse und Nutzer</text:span></text:p>
      <text:p text:style-name="P22"><text:tab/></text:p>
      <text:p text:style-name="P23"><text:s/></text:p>
      <text:p text:style-name="P26"/>
      <text:p text:style-name="P26"/>
      <text:p text:style-name="P27"/>
      <text:p text:style-name="P28"/>
      <text:p text:style-name="P29"><text:tab/></text:p>
      <text:p text:style-name="P2"/>
      <text:p text:style-name="P7"/>
      <text:p text:style-name="P1"/>
      <text:p text:style-name="P1"><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4:27:34.792062261</meta:creation-date>
    <dc:date>2015-04-24T19:02:45.114958728</dc:date>
    <meta:editing-duration>PT16M57S</meta:editing-duration>
    <meta:editing-cycles>3</meta:editing-cycles>
    <meta:generator>LibreOffice/4.2.6.3$Linux_X86_64 LibreOffice_project/420m0$Build-3</meta:generator>
    <meta:document-statistic meta:table-count="0" meta:image-count="0" meta:object-count="0" meta:page-count="2" meta:paragraph-count="47" meta:word-count="395" meta:character-count="2966" meta:non-whitespace-character-count="2556"/>
  </office:meta>
</office:document-meta>
</file>